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0" style:family="table">
      <style:table-properties style:width="15.921cm" table:align="left"/>
    </style:style>
    <style:style style:name="Tableau10.A" style:family="table-column">
      <style:table-column-properties style:column-width="15.921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0.298cm" table:align="left"/>
    </style:style>
    <style:style style:name="Tableau11.A" style:family="table-column">
      <style:table-column-properties style:column-width="0.298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0.298cm" table:align="left"/>
    </style:style>
    <style:style style:name="Tableau12.A" style:family="table-column">
      <style:table-column-properties style:column-width="0.298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15.921cm" table:align="left"/>
    </style:style>
    <style:style style:name="Tableau13.A" style:family="table-column">
      <style:table-column-properties style:column-width="15.921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5.921cm" table:align="left"/>
    </style:style>
    <style:style style:name="Tableau14.A" style:family="table-column">
      <style:table-column-properties style:column-width="15.921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0.298cm" table:align="left"/>
    </style:style>
    <style:style style:name="Tableau15.A" style:family="table-column">
      <style:table-column-properties style:column-width="0.298cm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0.298cm" table:align="left"/>
    </style:style>
    <style:style style:name="Tableau16.A" style:family="table-column">
      <style:table-column-properties style:column-width="0.298cm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5.921cm" table:align="left"/>
    </style:style>
    <style:style style:name="Tableau17.A" style:family="table-column">
      <style:table-column-properties style:column-width="15.921cm"/>
    </style:style>
    <style:style style:name="Tableau17.A1" style:family="table-cell">
      <style:table-cell-properties style:vertical-align="middle" fo:padding="0.049cm" fo:border="none"/>
    </style:style>
    <style:style style:name="Tableau18" style:family="table">
      <style:table-properties style:width="0.298cm" table:align="left"/>
    </style:style>
    <style:style style:name="Tableau18.A" style:family="table-column">
      <style:table-column-properties style:column-width="0.298cm"/>
    </style:style>
    <style:style style:name="Tableau1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officeooo:rsid="00102ffc" officeooo:paragraph-rsid="00102ffc"/>
    </style:style>
    <style:style style:name="P4" style:family="paragraph" style:parent-style-name="Standard">
      <style:text-properties officeooo:paragraph-rsid="00102ffc"/>
    </style:style>
    <style:style style:name="P5" style:family="paragraph" style:parent-style-name="Standard">
      <style:text-properties officeooo:rsid="001166fe" officeooo:paragraph-rsid="001166fe"/>
    </style:style>
    <style:style style:name="P6" style:family="paragraph" style:parent-style-name="Table_20_Contents">
      <style:text-properties fo:font-size="2pt" officeooo:paragraph-rsid="00102ffc" style:font-size-asian="2pt" style:font-size-complex="2pt"/>
    </style:style>
    <style:style style:name="P7" style:family="paragraph" style:parent-style-name="Table_20_Contents">
      <style:text-properties officeooo:rsid="00102ffc" officeooo:paragraph-rsid="00102ffc"/>
    </style:style>
    <style:style style:name="P8" style:family="paragraph" style:parent-style-name="Table_20_Contents">
      <style:text-properties officeooo:rsid="00102ffc" officeooo:paragraph-rsid="001166fe"/>
    </style:style>
    <style:style style:name="P9" style:family="paragraph" style:parent-style-name="Table_20_Contents">
      <style:text-properties officeooo:paragraph-rsid="00102ffc"/>
    </style:style>
    <style:style style:name="P10" style:family="paragraph" style:parent-style-name="Title" style:master-page-name="Standard">
      <style:paragraph-properties fo:text-align="center" style:justify-single-word="false" style:page-number="1"/>
    </style:style>
    <style:style style:name="P11" style:family="paragraph" style:parent-style-name="Subtitle">
      <style:text-properties officeooo:paragraph-rsid="00102ffc"/>
    </style:style>
    <style:style style:name="P12" style:family="paragraph" style:parent-style-name="Heading_20_2">
      <style:text-properties officeooo:paragraph-rsid="00102ffc"/>
    </style:style>
    <style:style style:name="P13" style:family="paragraph" style:parent-style-name="Heading_20_2">
      <style:paragraph-properties fo:break-before="page"/>
    </style:style>
    <style:style style:name="P14" style:family="paragraph">
      <loext:graphic-properties draw:fill="solid" draw:fill-color="#a0a0a0"/>
      <style:paragraph-properties fo:text-align="center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officeooo:rsid="0010242e"/>
    </style:style>
    <style:style style:name="T3" style:family="text">
      <style:text-properties officeooo:rsid="00102ffc"/>
    </style:style>
    <style:style style:name="T4" style:family="text">
      <style:text-properties officeooo:rsid="001166f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heading=h.gjdgxs"/>Compte rendu TP</text:p>
      <text:p text:style-name="Subtitle"><text:bookmark text:name="_heading=h.30j0zll"/></text:p>
      <text:p text:style-name="Subtitle"><text:bookmark text:name="_heading=h.1fob9te"/>Composition de l’équipe :</text:p>
      <text:p text:style-name="Standard"/>
      <text:p text:style-name="Standard">Kenzi LAKHDARI</text:p>
      <text:p text:style-name="Standard">Zineb MOUKIR</text:p>
      <text:p text:style-name="Standard">Youssra SENHAJI</text:p>
      <text:p text:style-name="Standard">Mohamed BOUDAA</text:p>
      <text:p text:style-name="Standard"/>
      <text:p text:style-name="Standard"/>
      <text:p text:style-name="Standard"/>
      <text:p text:style-name="Standard"/>
      <text:p text:style-name="Standard"/>
      <text:p text:style-name="Subtitle"><text:bookmark text:name="_heading=h.3znysh7"/>Description du produit :</text:p>
      <text:p text:style-name="Standard"/>
      <text:p text:style-name="Standard">Gestion d’un cabinet médical via une application web</text:p>
      <text:p text:style-name="Standard"/>
      <text:p text:style-name="Standard"/>
      <text:p text:style-name="Standard"/>
      <text:p text:style-name="Standard"/>
      <text:p text:style-name="Subtitle"><text:bookmark text:name="_heading=h.2et92p0"/>Organisation au départ de la simulation :</text:p>
      <text:p text:style-name="Standard"/>
      <text:p text:style-name="Standard"/>
      <text:p text:style-name="Standard">Méthode AGILE utilisé : SCRUM</text:p>
      <text:p text:style-name="Standard">Projets divisé en SPRINT de <text:span text:style-name="T2">1</text:span>h</text:p>
      <text:p text:style-name="Standard">-Constitution de l’equipe et des user stories</text:p>
      <text:p text:style-name="Standard">-Recueil des besoins du client dans le backlog</text:p>
      <text:p text:style-name="Standard">-Réalisation du travail prévu </text:p>
      <text:p text:style-name="Standard">-Retour client sur les fonctionnalitées établies</text:p>
      <text:p text:style-name="Standard">-Amélioration ou ajout de fonctionnalitées</text:p>
      <text:p text:style-name="Standard"/>
      <text:p text:style-name="Standard"/>
      <text:p text:style-name="Subtitle"><text:bookmark text:name="_heading=h.tyjcwt"/></text:p>
      <text:p text:style-name="Subtitle">liens vers le backlog :</text:p>
      <text:p text:style-name="Standard"/>
      <text:p text:style-name="Standard">https://github.com/kenzil/AGILE/blob/6099592c95edf906d35ee2b4dc2123fbaae6f7b8/user%20story.txt</text:p>
      <text:p text:style-name="Standard"/>
      <text:p text:style-name="Standard"/>
      <text:p text:style-name="Standard"><text:soft-page-break/></text:p>
      <text:p text:style-name="P1"/>
      <text:p text:style-name="Heading_20_2"><text:bookmark text:name="_heading=h.3dy6vkm"/></text:p>
      <text:p text:style-name="P13"><text:bookmark text:name="_heading=h.1t3h5sf"/></text:p>
      <text:p text:style-name="Heading_20_2"><text:bookmark text:name="_heading=h.4d34og8"/><draw:rect text:anchor-type="as-char" style:rel-width="100%" draw:z-index="0" draw:style-name="gr1" draw:text-style-name="P14" svg:width="0.003cm" svg:height="0.054cm"><text:p/></draw:rect></text:p>
      <text:p text:style-name="Heading_20_2"><text:bookmark text:name="_heading=h.2s8eyo1"/></text:p>
      <text:p text:style-name="Heading_20_2"><text:bookmark text:name="_heading=h.17dp8vu"/>Compte rendu des sprints </text:p>
      <text:p text:style-name="P2"/>
      <text:p text:style-name="Standard"><text:span text:style-name="T1">à dupliquer</text:span></text:p>
      <text:p text:style-name="Standard"/>
      <text:p text:style-name="P12">Sprint <text:span text:style-name="T2">1</text:span></text:p>
      <text:p text:style-name="P4"/>
      <text:p text:style-name="P11"><text:bookmark text:name="_heading=h.26in1rg"/>CR lancement du Sprint</text:p>
      <text:p text:style-name="P4"><text:span text:style-name="T3">Nous voulons réaliser les fonctionnalités suivantes :</text:span></text:p>
      <text:p text:style-name="P4"/>
      <text:p text:style-name="P8">Fonctionnalités secretaire :</text:p>
      <text:p text:style-name="P8">- Rechercher patient et medecin par nom</text:p>
      <text:p text:style-name="P8">- Visualiser le calendrier</text:p>
      <text:p text:style-name="P8">- Créer un nouveau rendez-vous et l’associer à un medecin </text:p>
      <text:p text:style-name="P8">- Modifier un rendez-vous</text:p>
      <text:p text:style-name="P8">- Annuler un rendez-vous</text:p>
      <text:p text:style-name="P8"><text:bookmark text:name="_heading=h.lnxbz9"/>- Au cas de modification d’un rendez-vous, notifier les concernés</text:p>
      <text:p text:style-name="P8"/>
      <text:p text:style-name="P11">CR démo</text:p>
      <text:p text:style-name="P5">Après la fin du sprint, nous n’avons pas pu terminer toutes les fonctionnalités du Backlog Sprint.</text:p>
      <text:p text:style-name="P5">On a pu terminer les fonctionnalités suivantes :</text:p>
      <text:p text:style-name="P8">- Rechercher patient et medecin par nom</text:p>
      <text:p text:style-name="P8">- Visualiser le calendrier</text:p>
      <text:p text:style-name="P8">- Créer un nouveau rendez-vous et l’associer à un medecin </text:p>
      <text:p text:style-name="P4"/>
      <text:p text:style-name="P11"><text:bookmark text:name="_heading=h.35nkun2"/>CR rétrospective</text:p>
      <text:p text:style-name="P4">- <text:span text:style-name="T2">nous avons sous-évalué la durée de production des taches par conséquent nous allons réduire le temps de sprint de 2h à 1h pour avoir plus de FeedBack</text:span></text:p>
      <text:p text:style-name="P4">- <text:span text:style-name="T4">nous avions des backlog sprints chargés, on a réduit la charge de travail pour chaque sprint</text:span></text:p>
      <text:p text:style-name="P12"><text:soft-page-break/>Sprint <text:span text:style-name="T3">2</text:span></text:p>
      <text:p text:style-name="P4"/>
      <text:p text:style-name="P11"><text:bookmark text:name="_heading=h.26in1rg1"/>CR lancement du Sprint</text:p>
      <text:p text:style-name="P3">Nous voulons réaliser les fonctionnalités suivantes :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7">Fonctionnalités secretaire :</text:p>
            <text:p text:style-name="P7"/>
          </table:table-cell>
        </table:table-row>
      </table:table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6"><text:bookmark text:name="LC61"/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6"><text:bookmark text:name="LC71"/></text:p>
          </table:table-cell>
        </table:table-row>
      </table:table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9"><text:bookmark text:name="LC81"/>En tant que patient, je souhaite avoir acces a mes rendez-vous afin de mieux maitriser mon emploi du temps. </text:p>
          </table:table-cell>
        </table:table-row>
      </table:table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9"><text:bookmark text:name="LC91"/>En tant que patient, je souhaite pouvoir prendre un rendez vous par le biais de l'application. </text:p>
          </table:table-cell>
        </table:table-row>
      </table:table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6"><text:bookmark text:name="LC101"/></text:p>
          </table:table-cell>
        </table:table-row>
      </table:table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6"><text:bookmark text:name="LC111"/></text:p>
          </table:table-cell>
        </table:table-row>
      </table:table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9"><text:bookmark text:name="LC121"/>En tant que medecin, je souhaite pouvoir consulter et gérer mes rendez-vous afin de mieux maitriser mon emploi du temps </text:p>
          </table:table-cell>
        </table:table-row>
      </table:table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6"><text:bookmark text:name="LC131"/></text:p>
          </table:table-cell>
        </table:table-row>
      </table:table>
      <text:p text:style-name="P4"/>
      <text:p text:style-name="P11"><text:bookmark text:name="_heading=h.lnxbz91"/></text:p>
      <text:p text:style-name="P11">CR démo</text:p>
      <text:p text:style-name="P4"/>
      <text:p text:style-name="P4"/>
      <text:p text:style-name="P11"><text:bookmark text:name="_heading=h.35nkun21"/>CR rétrospective</text:p>
      <text:p text:style-name="P4">- <text:span text:style-name="T2">nous avons sous-évalué la durée de production des taches par conséquent nous allons réduire le temps de sprint de 2h à 1h pour avoir plus de FeedBack</text:span></text:p>
      <text:p text:style-name="Heading_20_2"><text:bookmark text:name="_heading=h.1ksv4uv"/>Sprint XX</text:p>
      <text:p text:style-name="Standard"/>
      <text:p text:style-name="Subtitle"><text:bookmark text:name="_heading=h.44sinio"/>CR lancement du Sprint</text:p>
      <text:p text:style-name="Standard"/>
      <text:p text:style-name="Subtitle"><text:bookmark text:name="_heading=h.2jxsxqh"/></text:p>
      <text:p text:style-name="Subtitle"><text:bookmark text:name="_heading=h.z337ya"/>CR démo</text:p>
      <text:p text:style-name="Standard"/>
      <text:p text:style-name="Standard"/>
      <text:p text:style-name="Subtitle"><text:bookmark text:name="_heading=h.3j2qqm3"/>CR rétrospective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rect text:anchor-type="as-char" style:rel-width="100%" draw:z-index="1" draw:style-name="gr1" draw:text-style-name="P14" svg:width="0.003cm" svg:height="0.054cm"><text:p/></draw:rect></text:p>
      <text:p text:style-name="Standard"/>
      <text:p text:style-name="Heading_20_2"><text:bookmark text:name="_heading=h.1y810tw"/>Bilan de la simulation 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4T17:19:52.931000000</dc:date>
    <meta:editing-duration>PT11M58S</meta:editing-duration>
    <meta:editing-cycles>2</meta:editing-cycles>
    <meta:generator>LibreOffice/6.0.7.3$Windows_X86_64 LibreOffice_project/dc89aa7a9eabfd848af146d5086077aeed2ae4a5</meta:generator>
    <meta:document-statistic meta:table-count="9" meta:image-count="0" meta:object-count="0" meta:page-count="5" meta:paragraph-count="56" meta:word-count="354" meta:character-count="2206" meta:non-whitespace-character-count="1899"/>
  </office:meta>
</office:document-meta>
</file>